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weight="bold" fo:background-color="#dee6ef" style:font-weight-asian="bold" style:font-weight-complex="bold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fo:font-weight="bold" fo:background-color="#dee6ef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fo:background-color="#dee6e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fo:background-color="#dee6ef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paragraph-properties fo:text-align="start" style:justify-single-word="false"/>
      <style:text-properties fo:font-weight="bold" fo:background-color="#dee6ef" style:font-weight-asian="bold" style:font-weight-complex="bold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ro, vou explicar <text:span text:style-name="Strong_20_Emphasis">AND</text:span>, <text:span text:style-name="Strong_20_Emphasis">OR</text:span> e <text:span text:style-name="Strong_20_Emphasis">NOT</text:span> de forma bem simples, passo a passo, com exemplos em C++ e exercícios. Vamos lá! 😄</text:p>
      <text:h text:style-name="Heading_20_3" text:outline-level="3">1. <text:span text:style-name="Strong_20_Emphasis">Operador AND (</text:span><text:span text:style-name="Strong_20_Emphasis"><text:span text:style-name="Source_20_Text">&amp;&amp;</text:span></text:span><text:span text:style-name="Strong_20_Emphasis">)</text:span></text:h>
      <text:p text:style-name="Text_20_body">O <text:span text:style-name="Strong_20_Emphasis">AND</text:span> é um operador lógico que <text:span text:style-name="Strong_20_Emphasis">só retorna verdadeiro (true) se ambas as condições forem verdadeiras</text:span>. Ou seja, para que a operação <text:span text:style-name="Source_20_Text">A &amp;&amp; B</text:span> seja verdadeira, tanto a condição <text:span text:style-name="Source_20_Text">A</text:span> quanto a condição <text:span text:style-name="Source_20_Text">B</text:span> devem ser verdadeiras.</text:p>
      <text:h text:style-name="Heading_20_4" text:outline-level="4">Exemplo:</text:h>
      <text:p text:style-name="Text_20_body">Imagine que você tenha duas condições:</text:p>
      <text:list xml:id="list1733156010" text:style-name="L1">
        <text:list-item>
          <text:p text:style-name="P6">A condição <text:span text:style-name="Source_20_Text">A</text:span> é "Eu tenho 18 anos ou mais."</text:p>
        </text:list-item>
        <text:list-item>
          <text:p text:style-name="P6">A condição <text:span text:style-name="Source_20_Text">B</text:span> é "Eu tenho um documento de identidade."</text:p>
        </text:list-item>
      </text:list>
      <text:p text:style-name="Text_20_body">Se você quiser saber se as duas condições são verdadeiras ao mesmo tempo (para, por exemplo, saber se pode entrar em uma festa que exige essas duas condições), você usaria o operador <text:span text:style-name="Strong_20_Emphasis">AND</text:span>.</text:p>
      <text:h text:style-name="Heading_20_4" text:outline-level="4">Código em C++:</text:h>
      <text:p text:style-name="P3">cpp</text:p>
      <text:list xml:id="list3545774916" text:style-name="L2">
        <text:list-item>
          <text:p text:style-name="P4">#include &lt;iostream&gt;</text:p>
        </text:list-item>
        <text:list-item>
          <text:p text:style-name="P4">using namespace std;</text:p>
        </text:list-item>
        <text:list-item>
          <text:p text:style-name="P4"/>
        </text:list-item>
        <text:list-item>
          <text:p text:style-name="P4">int main() {</text:p>
        </text:list-item>
        <text:list-item>
          <text:p text:style-name="P4"><text:s text:c="4"/>bool temIdade = true; <text:s/>// Você tem 18 anos ou mais</text:p>
        </text:list-item>
        <text:list-item>
          <text:p text:style-name="P4"><text:s text:c="4"/>bool temDocumento = true; <text:s/>// Você tem um documento de identidade</text:p>
        </text:list-item>
        <text:list-item>
          <text:p text:style-name="P4"/>
        </text:list-item>
        <text:list-item>
          <text:p text:style-name="P4"><text:s text:c="4"/>if (temIdade &amp;&amp; temDocumento) {</text:p>
        </text:list-item>
        <text:list-item>
          <text:p text:style-name="P4"><text:s text:c="8"/>cout &lt;&lt; "Você pode entrar na festa!" &lt;&lt; endl;</text:p>
        </text:list-item>
        <text:list-item>
          <text:p text:style-name="P4"><text:s text:c="4"/>} else {</text:p>
        </text:list-item>
        <text:list-item>
          <text:p text:style-name="P4"><text:s text:c="8"/>cout &lt;&lt; "Você não pode entrar na festa!" &lt;&lt; endl;</text:p>
        </text:list-item>
        <text:list-item>
          <text:p text:style-name="P4"><text:s text:c="4"/>}</text:p>
        </text:list-item>
        <text:list-item>
          <text:p text:style-name="P4"/>
        </text:list-item>
        <text:list-item>
          <text:p text:style-name="P4"><text:s text:c="4"/>return 0;</text:p>
        </text:list-item>
        <text:list-item>
          <text:p text:style-name="P4">}</text:p>
        </text:list-item>
      </text:list>
      <text:p text:style-name="P5"/>
      <text:p text:style-name="P9"><text:span text:style-name="Strong_20_Emphasis">Explicação</text:span>:</text:p>
      <text:list xml:id="list313445966" text:style-name="L3">
        <text:list-item>
          <text:p text:style-name="P7"><text:span text:style-name="Strong_20_Emphasis"><text:span text:style-name="Source_20_Text">temIdade &amp;&amp; temDocumento</text:span></text:span>: Vai ser <text:span text:style-name="Strong_20_Emphasis">verdadeiro (true)</text:span> se as duas variáveis forem verdadeiras, ou seja, se ambas as condições forem cumpridas.</text:p>
        </text:list-item>
        <text:list-item>
          <text:p text:style-name="P7">Se <text:span text:style-name="Strong_20_Emphasis">temIdade</text:span> for <text:span text:style-name="Source_20_Text">true</text:span> e <text:span text:style-name="Strong_20_Emphasis">temDocumento</text:span> for <text:span text:style-name="Source_20_Text">true</text:span>, a mensagem será "Você pode entrar na festa!".</text:p>
        </text:list-item>
        <text:list-item>
          <text:p text:style-name="P7">Caso contrário, a mensagem será "Você não pode entrar na festa!".</text:p>
        </text:list-item>
      </text:list>
      <text:h text:style-name="Heading_20_4" text:outline-level="4">Exercício para você:</text:h>
      <text:p text:style-name="Text_20_body">Tente modificar o código para verificar se uma pessoa tem:</text:p>
      <text:list xml:id="list2480237700" text:style-name="L4">
        <text:list-item>
          <text:p text:style-name="P8">Mais de 18 anos</text:p>
        </text:list-item>
        <text:list-item>
          <text:p text:style-name="P8"><text:soft-page-break/>Documento de identidade</text:p>
        </text:list-item>
        <text:list-item>
          <text:p text:style-name="P8">E se mora em uma cidade específica</text:p>
        </text:list-item>
      </text:list>
      <text:p text:style-name="Text_20_body">Só pode entrar se todas as três condições forem verdadeiras. Tente criar as condições no código!</text:p>
      <text:h text:style-name="P1" text:outline-level="3">2. <text:span text:style-name="Strong_20_Emphasis">Operador OR (</text:span><text:span text:style-name="Strong_20_Emphasis"><text:span text:style-name="Source_20_Text">||</text:span></text:span><text:span text:style-name="Strong_20_Emphasis">)</text:span></text:h>
      <text:p text:style-name="Text_20_body">O <text:span text:style-name="Strong_20_Emphasis">OR</text:span> é um operador lógico que <text:span text:style-name="Strong_20_Emphasis">retorna verdadeiro (true) se pelo menos uma das condições for verdadeira</text:span>. Ou seja, <text:span text:style-name="Source_20_Text">A || B</text:span> será verdadeiro se <text:span text:style-name="Source_20_Text">A</text:span> ou <text:span text:style-name="Source_20_Text">B</text:span> for verdadeiro.</text:p>
      <text:h text:style-name="Heading_20_4" text:outline-level="4">Exemplo:</text:h>
      <text:p text:style-name="Text_20_body">Agora, digamos que você tenha duas condições:</text:p>
      <text:list xml:id="list259538118" text:style-name="L5">
        <text:list-item>
          <text:p text:style-name="P10">A condição <text:span text:style-name="Source_20_Text">A</text:span> é "Eu tenho 18 anos ou mais."</text:p>
        </text:list-item>
        <text:list-item>
          <text:p text:style-name="P10">A condição <text:span text:style-name="Source_20_Text">B</text:span> é "Eu tenho um documento de identidade."</text:p>
        </text:list-item>
      </text:list>
      <text:p text:style-name="Text_20_body">Se você quiser saber se <text:span text:style-name="Strong_20_Emphasis">pelo menos uma</text:span> dessas condições é verdadeira (por exemplo, para uma festa que aceita pessoas com pelo menos 18 anos ou pessoas com documento), você usaria o operador <text:span text:style-name="Strong_20_Emphasis">OR</text:span>.</text:p>
      <text:h text:style-name="Heading_20_4" text:outline-level="4">Código em C++:</text:h>
      <text:p text:style-name="P2">cpp</text:p>
      <text:p text:style-name="P5">#include &lt;iostream&gt;</text:p>
      <text:p text:style-name="P5">using namespace std;</text:p>
      <text:p text:style-name="P5"/>
      <text:p text:style-name="P5">int main() {</text:p>
      <text:p text:style-name="P5"><text:s text:c="4"/>bool temIdade = false; <text:s/>// Você não tem 18 anos ou mais</text:p>
      <text:p text:style-name="P5"><text:s text:c="4"/>bool temDocumento = true; <text:s/>// Você tem um documento de identidade</text:p>
      <text:p text:style-name="P5"/>
      <text:p text:style-name="P5"><text:s text:c="4"/>if (temIdade || temDocumento) {</text:p>
      <text:p text:style-name="P5"><text:s text:c="8"/>cout &lt;&lt; "Você pode entrar na festa!" &lt;&lt; endl;</text:p>
      <text:p text:style-name="P5"><text:s text:c="4"/>} else {</text:p>
      <text:p text:style-name="P5"><text:s text:c="8"/>cout &lt;&lt; "Você não pode entrar na festa!" &lt;&lt; endl;</text:p>
      <text:p text:style-name="P5"><text:s text:c="4"/>}</text:p>
      <text:p text:style-name="P5"/>
      <text:p text:style-name="P5"><text:s text:c="4"/>return 0;</text:p>
      <text:p text:style-name="P5">}</text:p>
      <text:p text:style-name="P5"/>
      <text:p text:style-name="P9"><text:span text:style-name="Strong_20_Emphasis">Explicação</text:span>:</text:p>
      <text:list xml:id="list887620950" text:style-name="L6">
        <text:list-item>
          <text:p text:style-name="P11"><text:span text:style-name="Strong_20_Emphasis"><text:span text:style-name="Source_20_Text">temIdade || temDocumento</text:span></text:span>: Vai ser <text:span text:style-name="Strong_20_Emphasis">verdadeiro (true)</text:span> se pelo menos uma das variáveis for verdadeira.</text:p>
        </text:list-item>
        <text:list-item>
          <text:p text:style-name="P11">Neste exemplo, como <text:span text:style-name="Strong_20_Emphasis">temDocumento</text:span> é <text:span text:style-name="Source_20_Text">true</text:span>, a mensagem será "Você pode entrar na festa!", mesmo que <text:span text:style-name="Strong_20_Emphasis">temIdade</text:span> seja <text:span text:style-name="Source_20_Text">false</text:span>.</text:p>
        </text:list-item>
      </text:list>
      <text:h text:style-name="Heading_20_4" text:outline-level="4">Exercício para você:</text:h>
      <text:p text:style-name="Text_20_body">Modifique o código para que a pessoa possa entrar na festa:</text:p>
      <text:list xml:id="list1785166305" text:style-name="L7">
        <text:list-item>
          <text:p text:style-name="P12">Se tiver mais de 18 anos <text:span text:style-name="Strong_20_Emphasis">ou</text:span> se tiver um documento de identidade.</text:p>
        </text:list-item>
        <text:list-item>
          <text:p text:style-name="P12"><text:soft-page-break/>Tente mudar as condições para ver o comportamento do programa.</text:p>
        </text:list-item>
      </text:list>
      <text:p text:style-name="Horizontal_20_Line"/>
      <text:h text:style-name="Heading_20_3" text:outline-level="3">3. <text:span text:style-name="Strong_20_Emphasis">Operador NOT (</text:span><text:span text:style-name="Strong_20_Emphasis"><text:span text:style-name="Source_20_Text">!</text:span></text:span><text:span text:style-name="Strong_20_Emphasis">)</text:span></text:h>
      <text:p text:style-name="Text_20_body">O <text:span text:style-name="Strong_20_Emphasis">NOT</text:span> é um operador lógico que <text:span text:style-name="Strong_20_Emphasis">inverte o valor da condição</text:span>. Se a condição for verdadeira, ele torna a condição falsa, e se for falsa, ele torna a condição verdadeira.</text:p>
      <text:h text:style-name="Heading_20_4" text:outline-level="4">Exemplo:</text:h>
      <text:p text:style-name="Text_20_body">Vamos agora ver o <text:span text:style-name="Strong_20_Emphasis">NOT</text:span>. Digamos que você tenha a condição:</text:p>
      <text:list xml:id="list974875273" text:style-name="L8">
        <text:list-item>
          <text:p text:style-name="P13">A condição <text:span text:style-name="Source_20_Text">A</text:span> é "Eu sou maior de idade."</text:p>
        </text:list-item>
      </text:list>
      <text:p text:style-name="Text_20_body">Com o <text:span text:style-name="Strong_20_Emphasis">NOT</text:span>, você pode perguntar: "Eu <text:span text:style-name="Strong_20_Emphasis">não</text:span> sou maior de idade?"</text:p>
      <text:h text:style-name="Heading_20_4" text:outline-level="4">Código em C++:</text:h>
      <text:p text:style-name="P2">cpp</text:p>
      <text:p text:style-name="P5">#include &lt;iostream&gt;</text:p>
      <text:p text:style-name="P5">using namespace std;</text:p>
      <text:p text:style-name="P5"/>
      <text:p text:style-name="P5">int main() {</text:p>
      <text:p text:style-name="P5"><text:s text:c="4"/>bool maiorDeIdade = false; <text:s/>// Você não é maior de idade</text:p>
      <text:p text:style-name="P5"/>
      <text:p text:style-name="P5"><text:s text:c="4"/>if (!maiorDeIdade) { <text:s/>// "Não ser maior de idade"</text:p>
      <text:p text:style-name="P5"><text:s text:c="8"/>cout &lt;&lt; "Você não pode entrar na festa!" &lt;&lt; endl;</text:p>
      <text:p text:style-name="P5"><text:s text:c="4"/>} else {</text:p>
      <text:p text:style-name="P5"><text:s text:c="8"/>cout &lt;&lt; "Você pode entrar na festa!" &lt;&lt; endl;</text:p>
      <text:p text:style-name="P5"><text:s text:c="4"/>}</text:p>
      <text:p text:style-name="P5"/>
      <text:p text:style-name="P5"><text:s text:c="4"/>return 0;</text:p>
      <text:p text:style-name="P5">}</text:p>
      <text:p text:style-name="P5"/>
      <text:p text:style-name="P9"><text:span text:style-name="Strong_20_Emphasis">Explicação</text:span>:</text:p>
      <text:list xml:id="list2790026335" text:style-name="L9">
        <text:list-item>
          <text:p text:style-name="P14"><text:span text:style-name="Strong_20_Emphasis"><text:span text:style-name="Source_20_Text">!maiorDeIdade</text:span></text:span>: Como <text:span text:style-name="Strong_20_Emphasis"><text:span text:style-name="Source_20_Text">maiorDeIdade</text:span></text:span> é <text:span text:style-name="Source_20_Text">false</text:span>, <text:span text:style-name="Strong_20_Emphasis"><text:span text:style-name="Source_20_Text">!maiorDeIdade</text:span></text:span> será <text:span text:style-name="Source_20_Text">true</text:span>.</text:p>
        </text:list-item>
        <text:list-item>
          <text:p text:style-name="P14">Então, a mensagem será "Você não pode entrar na festa!", porque o <text:span text:style-name="Strong_20_Emphasis">NOT</text:span> inverte a condição.</text:p>
        </text:list-item>
      </text:list>
      <text:h text:style-name="Heading_20_4" text:outline-level="4">Exercício para você:</text:h>
      <text:p text:style-name="Text_20_body">Tente modificar o código para que a pessoa só possa entrar na festa <text:span text:style-name="Strong_20_Emphasis">se não for menor de idade</text:span>.</text:p>
      <text:list xml:id="list1826750102" text:style-name="L10">
        <text:list-item>
          <text:p text:style-name="P15">Experimente com as condições de <text:span text:style-name="Source_20_Text">true</text:span> e <text:span text:style-name="Source_20_Text">false</text:span> para entender o funcionamento do <text:span text:style-name="Strong_20_Emphasis">NOT</text:span>.</text:p>
        </text:list-item>
      </text:list>
      <text:p text:style-name="Horizontal_20_Line"/>
      <text:h text:style-name="Heading_20_3" text:outline-level="3">Resumo</text:h>
      <text:list xml:id="list1906481146" text:style-name="L11">
        <text:list-item>
          <text:p text:style-name="P16"><text:span text:style-name="Strong_20_Emphasis">AND (</text:span><text:span text:style-name="Strong_20_Emphasis"><text:span text:style-name="Source_20_Text">&amp;&amp;</text:span></text:span><text:span text:style-name="Strong_20_Emphasis">)</text:span>: <text:span text:style-name="Strong_20_Emphasis">Ambas as condições precisam ser verdadeiras</text:span>.</text:p>
        </text:list-item>
        <text:list-item>
          <text:p text:style-name="P16"><text:span text:style-name="Strong_20_Emphasis">OR (</text:span><text:span text:style-name="Strong_20_Emphasis"><text:span text:style-name="Source_20_Text">||</text:span></text:span><text:span text:style-name="Strong_20_Emphasis">)</text:span>: <text:span text:style-name="Strong_20_Emphasis">Pelo menos uma condição precisa ser verdadeira</text:span>.</text:p>
        </text:list-item>
        <text:list-item>
          <text:p text:style-name="P16"><text:span text:style-name="Strong_20_Emphasis">NOT (</text:span><text:span text:style-name="Strong_20_Emphasis"><text:span text:style-name="Source_20_Text">!</text:span></text:span><text:span text:style-name="Strong_20_Emphasis">)</text:span>: <text:span text:style-name="Strong_20_Emphasis">Inverte o valor lógico da condição</text:span>.</text:p>
        </text:list-item>
      </text:list>
      <text:h text:style-name="Heading_20_3" text:outline-level="3"><text:soft-page-break/>Exercício Final:</text:h>
      <text:p text:style-name="Text_20_body">Vamos combinar tudo em um único exercício:</text:p>
      <text:p text:style-name="Text_20_body">Imagine que a pessoa pode entrar na festa se:</text:p>
      <text:list xml:id="list798194971" text:style-name="L12">
        <text:list-item>
          <text:p text:style-name="P17">Tem mais de 18 anos <text:span text:style-name="Strong_20_Emphasis">e</text:span> tem um documento de identidade <text:span text:style-name="Strong_20_Emphasis">ou</text:span> tem mais de 18 anos <text:span text:style-name="Strong_20_Emphasis">e</text:span> mora na cidade X.</text:p>
        </text:list-item>
        <text:list-item>
          <text:p text:style-name="P17">Se a pessoa tem menos de 18 anos, <text:span text:style-name="Strong_20_Emphasis">não</text:span> pode entrar, independente das outras condições.</text:p>
        </text:list-item>
      </text:list>
      <text:p text:style-name="Text_20_body">Tente implementar isso em C++! 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2:16:28.259738020</meta:creation-date>
    <dc:date>2025-04-22T12:19:04.682796449</dc:date>
    <meta:editing-duration>PT2M36S</meta:editing-duration>
    <meta:editing-cycles>1</meta:editing-cycles>
    <meta:generator>LibreOffice/7.2.5.2$Linux_X86_64 LibreOffice_project/20$Build-2</meta:generator>
    <meta:document-statistic meta:table-count="0" meta:image-count="0" meta:object-count="0" meta:page-count="4" meta:paragraph-count="98" meta:word-count="830" meta:character-count="4490" meta:non-whitespace-character-count="3671"/>
  </office:meta>
</office:document-meta>
</file>